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3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text-properties style:font-name="Arial" fo:font-size="10pt" style:font-size-asian="10pt" style:font-size-complex="10pt"/>
    </style:style>
    <style:style style:name="P26" style:family="paragraph" style:parent-style-name="Standard">
      <style:text-properties fo:color="#b3b3b3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8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Arial" fo:font-size="10pt" style:font-size-asian="10pt" style:font-size-complex="10pt"/>
    </style:style>
    <style:style style:name="P30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5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2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fo:color="#00ae00" style:text-underline-style="solid" style:text-underline-width="auto" style:text-underline-color="font-color"/>
    </style:style>
    <style:style style:name="T6" style:family="text"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letter-spacing="normal" fo:font-style="normal" style:font-weight-asian="bold" style:font-weight-complex="bold"/>
    </style:style>
    <style:style style:name="T14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5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6" style:family="text">
      <style:text-properties fo:font-variant="normal" fo:text-transform="none" fo:color="#444444" fo:letter-spacing="normal" fo:font-style="normal" fo:font-weight="normal"/>
    </style:style>
    <style:style style:name="T17" style:family="text">
      <style:text-properties fo:font-variant="normal" fo:text-transform="none" fo:color="#444444" style:font-name="Arial" fo:letter-spacing="normal" fo:font-style="normal" fo:font-weight="normal"/>
    </style:style>
    <style:style style:name="T18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0ae00" style:font-name="Arial" fo:letter-spacing="normal" fo:font-style="normal" fo:font-weight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style:text-underline-style="solid" style:text-underline-width="auto" style:text-underline-color="font-color"/>
    </style:style>
    <style:style style:name="T26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000000" style:font-name="Arial" style:font-name-asian="Courier New" style:font-name-complex="Courier New"/>
    </style:style>
    <style:style style:name="T28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9" style:family="text">
      <style:text-properties fo:color="#000000" style:font-name="Arial1" fo:font-size="10pt"/>
    </style:style>
    <style:style style:name="T30" style:family="text">
      <style:text-properties fo:color="#7f0055" fo:font-weight="bold" style:font-weight-asian="bold" style:font-weight-complex="bold"/>
    </style:style>
    <style:style style:name="T31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b3b3b3"/>
    </style:style>
    <style:style style:name="T33" style:family="text">
      <style:text-properties style:font-name-asian="Courier New" style:font-name-complex="Courier New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43">C:\sf2-git-tutorials\blog-demo\app\config\parameters.yml </text:p>
      <text:p text:style-name="P24"># This file is auto-generated during the composer install</text:p>
      <text:p text:style-name="P24"/>
      <text:p text:style-name="P24">parameters:</text:p>
      <text:p text:style-name="P24"># ustawienia dla mysql</text:p>
      <text:p text:style-name="P24"><text:s text:c="4"/><text:span text:style-name="T32">#database_driver: pdo_mysql</text:span></text:p>
      <text:p text:style-name="P24"><text:s text:c="4"/>database_host: 127.0.0.1</text:p>
      <text:p text:style-name="P24"><text:s text:c="4"/>database_port: null</text:p>
      <text:p text:style-name="P24"><text:s text:c="4"/>database_name: <text:span text:style-name="T4">blog-demo</text:span></text:p>
      <text:p text:style-name="P24"><text:s text:c="4"/>database_user: root</text:p>
      <text:p text:style-name="P24"><text:s text:c="4"/>database_password: null</text:p>
      <text:p text:style-name="P24"><text:s text:c="4"/>mailer_transport: smtp</text:p>
      <text:p text:style-name="P24"><text:s text:c="4"/>mailer_host: 127.0.0.1</text:p>
      <text:p text:style-name="P24"><text:s text:c="4"/>mailer_user: null</text:p>
      <text:p text:style-name="P24"><text:s text:c="4"/>mailer_password: null</text:p>
      <text:p text:style-name="P24"><text:s text:c="4"/><text:span text:style-name="T32">#locale: en</text:span></text:p>
      <text:p text:style-name="P24"><text:s text:c="4"/>secret: ThisTokenIsNotSoSecretChangeIt</text:p>
      <text:p text:style-name="P24"/>
      <text:p text:style-name="P24"># ustawienia dla sqlite</text:p>
      <text:p text:style-name="P26"><text:s text:c="4"/>#database_driver: pdo_sqlite</text:p>
      <text:p text:style-name="P26"><text:s text:c="4"/>#database_host: 127.0.0.1</text:p>
      <text:p text:style-name="P26"><text:s text:c="4"/>#database_port: null</text:p>
      <text:p text:style-name="P26"><text:s text:c="4"/>#database_name: null</text:p>
      <text:p text:style-name="P26"><text:s text:c="4"/>#database_user: root</text:p>
      <text:p text:style-name="P26"><text:s text:c="4"/>#database_password: null</text:p>
      <text:p text:style-name="P26"><text:s text:c="4"/>#database_path: '%kernel.root_dir%/data/<text:span text:style-name="T3">blog-demo.sqlite</text:span>'</text:p>
      <text:p text:style-name="P26"><text:s text:c="4"/>#mailer_transport: smtp</text:p>
      <text:p text:style-name="P26"><text:s text:c="4"/>#mailer_host: 127.0.0.1</text:p>
      <text:p text:style-name="P26"><text:s text:c="4"/>#mailer_user: null</text:p>
      <text:p text:style-name="P26"><text:s text:c="4"/>#mailer_password: null</text:p>
      <text:p text:style-name="P26"><text:s text:c="4"/>#locale: en</text:p>
      <text:p text:style-name="P26"><text:s text:c="4"/>#secret: secret_value_for_symfony_demo_application</text:p>
      <text:p text:style-name="P1"/>
      <text:p text:style-name="P1">2.Zapisanie tabel bazy danych w formacie yml</text:p>
      <text:p text:style-name="P1"/>
      <text:p text:style-name="P1"># src/Application/AppBundle/Resources/config/<text:span text:style-name="T3">doctrine/Post.orm.yml</text:span></text:p>
      <text:p text:style-name="P1"># src/Application/AppBundle/Resources/config/<text:span text:style-name="T3">doctrine/Comment.orm.yml</text:span></text:p>
      <text:p text:style-name="P1"/>
      <text:p text:style-name="P1">Schemat tabeli Post<text:span text:style-name="T33">.orm.yml</text:span></text:p>
      <text:p text:style-name="P1"/>
      <text:p text:style-name="P1"># src/AppBundle/Resources/config/doctrine/Post.orm.yml</text:p>
      <text:p text:style-name="P1">AppBundle\Entity\Post:</text:p>
      <text:p text:style-name="P1"><text:s text:c="2"/>type: entity</text:p>
      <text:p text:style-name="P1"><text:s text:c="2"/>#repositoryClass: AppBundle\Repository\PostRepository</text:p>
      <text:p text:style-name="P1"><text:s text:c="2"/>table: pos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255</text:p>
      <text:p text:style-name="P1"><text:s text:c="4"/>slug:</text:p>
      <text:p text:style-name="P1"><text:s text:c="6"/>type: string</text:p>
      <text:p text:style-name="P1"><text:s text:c="6"/>length: 255</text:p>
      <text:p text:style-name="P1"><text:s text:c="4"/>summary:</text:p>
      <text:p text:style-name="P1"><text:s text:c="6"/>type: string</text:p>
      <text:p text:style-name="P1"><text:s text:c="6"/>length: 255</text:p>
      <text:p text:style-name="P1"><text:s text:c="4"/>content:</text:p>
      <text:p text:style-name="P1"><text:s text:c="6"/>type: text</text:p>
      <text:p text:style-name="P1"><text:soft-page-break/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oneToMany:</text:p>
      <text:p text:style-name="P1"><text:s text:c="4"/>comments:</text:p>
      <text:p text:style-name="P1"><text:s text:c="6"/>targetEntity: Comment</text:p>
      <text:p text:style-name="P1"><text:s text:c="6"/>mappedBy: post</text:p>
      <text:p text:style-name="P1"><text:s text:c="6"/>cascade: [ remove ]</text:p>
      <text:p text:style-name="P1"/>
      <text:p text:style-name="P1">Schemat tabeli Comment.orm.yml</text:p>
      <text:p text:style-name="P1"/>
      <text:p text:style-name="P1"># src/AppBundle/Resources/config/doctrine/Comment.orm.yml</text:p>
      <text:p text:style-name="P1">AppBundle\Entity\Comment:</text:p>
      <text:p text:style-name="P1"><text:s text:c="2"/>type: entity</text:p>
      <text:p text:style-name="P1"><text:s text:c="2"/>#repositoryClass: AppBundle\Repository\CommentRepository</text:p>
      <text:p text:style-name="P1"><text:s text:c="2"/>table: commen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manyToOne:</text:p>
      <text:p text:style-name="P1"><text:s text:c="4"/>post:</text:p>
      <text:p text:style-name="P1"><text:s text:c="6"/>targetEntity: Post</text:p>
      <text:p text:style-name="P1"><text:s text:c="6"/>inversedBy: comments</text:p>
      <text:p text:style-name="P1"><text:s text:c="6"/>#cascade: [ persist ]</text:p>
      <text:p text:style-name="P1"><text:s text:c="6"/>joinColumn:</text:p>
      <text:p text:style-name="P1"><text:s text:c="8"/>name: post_id</text:p>
      <text:p text:style-name="P1"><text:s text:c="8"/>referencedColumnName: id</text:p>
      <text:p text:style-name="P1"/>
      <text:p text:style-name="P1">3. Tworzenie bazy danych za pomocą polecenia</text:p>
      <text:p text:style-name="P1"/>
      <text:p text:style-name="P1"><text:tab/><text:span text:style-name="T1">php app/console doctrine:database:create</text:span></text:p>
      <text:p text:style-name="P4"/>
      <text:p text:style-name="P4">4. Tworzenie klas za pomocą polecenia</text:p>
      <text:p text:style-name="P4"/>
      <text:p text:style-name="P5"><text:tab/><text:span text:style-name="T1">php app/console doctrine:generate:entities AppBundle</text:span></text:p>
      <text:p text:style-name="P3"/>
      <text:p text:style-name="P4">Po wykonabiu polecenia powstaje katalog Entity z klasami:</text:p>
      <text:p text:style-name="P4"/>
      <text:p text:style-name="P8"><text:span text:style-name="T7">src\AppBundle\</text:span>Entity\Post.php</text:p>
      <text:p text:style-name="P8"><text:span text:style-name="T7">src\AppBundle\</text:span>Entity\Comment.php</text:p>
      <text:p text:style-name="P5"/>
      <text:p text:style-name="P5">5. W powstałych klasach dodajemy następujące wpisy:</text:p>
      <text:p text:style-name="P3"/>
      <text:p text:style-name="P8"><text:span text:style-name="T7"># src\AppBundle\</text:span>Entity\Post.php</text:p>
      <text:p text:style-name="P3"/>
      <text:p text:style-name="P30"><text:s text:c="4"/>public function __construct()</text:p>
      <text:p text:style-name="P30"><text:s text:c="4"/>{</text:p>
      <text:p text:style-name="P30"><text:s text:c="8"/><text:span text:style-name="T3">$this-&gt;published_at = new \DateTime();</text:span></text:p>
      <text:p text:style-name="P30"><text:s text:c="8"/>$this-&gt;comments = new \Doctrine\Common\Collections\ArrayCollection();</text:p>
      <text:p text:style-name="P30"><text:s text:c="4"/>}</text:p>
      <text:p text:style-name="P41"><text:span text:style-name="T7"/></text:p>
      <text:p text:style-name="P41"><text:span text:style-name="T7"/></text:p>
      <text:p text:style-name="P41"><text:soft-page-break/><text:span text:style-name="T7"># src\AppBundle\</text:span>Entity\Comment.php</text:p>
      <text:p text:style-name="P18"/>
      <text:p text:style-name="P41"><text:s text:c="4"/>public function __construct()</text:p>
      <text:p text:style-name="P41"><text:s text:c="4"/>{</text:p>
      <text:p text:style-name="P41"><text:s text:c="8"/>$this-&gt;published_at = new \DateTime();</text:p>
      <text:p text:style-name="P41"><text:s text:c="4"/>}</text:p>
      <text:p text:style-name="P18"/>
      <text:p text:style-name="P4">6. Tworzenie lub aktualizacja tabel za pomocą polecenia</text:p>
      <text:p text:style-name="P4"/>
      <text:p text:style-name="P5"><text:tab/><text:span text:style-name="T1">php app/console doctrine:schema:update --forc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he Initial Data - Fixtures </text:p>
      <text:p text:style-name="P4"/>
      <text:p text:style-name="P4">1. Instalacja pakietu - <text:a xlink:type="simple" xlink:href="http://getcomposer.org/download/">http://getcomposer.org/download/</text:a> </text:p>
      <text:p text:style-name="P4"><text:span text:style-name="T10">Otwieramy wiersz poleceń GitBash</text:span> i przechodzimy do katalogu z projektem C:\sf2-tutorials\blog-demo</text:p>
      <text:p text:style-name="P4"/>
      <text:p text:style-name="P4">Do wiersz poleceń wprowadzamy:</text:p>
      <text:p text:style-name="P4"/>
      <text:p text:style-name="P2"><text:span text:style-name="T11">curl -s https://getcomposer.org/installer | php</text:span></text:p>
      <text:p text:style-name="P2"><text:span text:style-name="T14">$ php composer.phar self-update #aktualizacja composer-a do najnowszej wersji</text:span> </text:p>
      <text:p text:style-name="P2"/>
      <text:p text:style-name="P4">Do katalogu C:\sf2-tutorials\blog-demo zostaje dodany plik <text:span text:style-name="T3">composer.phar</text:span></text:p>
      <text:p text:style-name="P4"/>
      <text:p text:style-name="P4">2. Wirtualny serwer wamp ustawienia:</text:p>
      <text:p text:style-name="P4"/>
      <text:p text:style-name="P4">C:\wamp\bin\php\php5.3.4\php.ini</text:p>
      <text:p text:style-name="P4">extension=php_openssl.dll – zdejmujemy komentarz</text:p>
      <text:p text:style-name="P4"/>
      <text:p text:style-name="P4">C:\wamp\bin\apache\Apache2.2.17\bin\php.ini</text:p>
      <text:p text:style-name="P4">extension=php_openssl.dll – zdejmujemy komentarz</text:p>
      <text:p text:style-name="P4"/>
      <text:p text:style-name="P4">3. Instalacja biblioteki</text:p>
      <text:p text:style-name="P4"/>
      <text:p text:style-name="P4">Usuwamy<text:span text:style-name="T13"> cały katalog </text:span><text:span text:style-name="T15">rm -rf vendor </text:span><text:span text:style-name="T12">przed wywołaniem polecenia:</text:span></text:p>
      <text:p text:style-name="P34"/>
      <text:p text:style-name="P42"><text:span text:style-name="Source_20_Text"><text:span text:style-name="T2">$ php composer.phar install –no-interaction</text:span></text:span></text:p>
      <text:p text:style-name="P34"/>
      <text:p text:style-name="P4">Do pliku composer.json dodajem następujący wpis:</text:p>
      <text:p text:style-name="P23"/>
      <text:p text:style-name="P8">{</text:p>
      <text:p text:style-name="P8"><text:s text:c="4"/>"require": {</text:p>
      <text:p text:style-name="P8">...</text:p>
      <text:p text:style-name="P9"><text:span text:style-name="T21"><text:s text:c="8"/>"doctrine/doctrine-fixtures-bundle": "</text:span><text:span text:style-name="T23">dev</text:span><text:span text:style-name="T21">-master",</text:span></text:p>
      <text:p text:style-name="P12"><text:s text:c="8"/>"doctrine/data-fixtures": "<text:span text:style-name="T22">dev</text:span>-master"</text:p>
      <text:p text:style-name="P8"><text:s text:c="4"/>}</text:p>
      <text:p text:style-name="P8">}</text:p>
      <text:p text:style-name="P4"/>
      <text:p text:style-name="P4">4. Update wersji biblioteki</text:p>
      <text:p text:style-name="P4"/>
      <text:p text:style-name="P42"><text:span text:style-name="Source_20_Text"><text:span text:style-name="T2">$ php composer.phar install –no-interaction #instalacja plików projektu bez aktualizacji do najnowszej wersji</text:span></text:span></text:p>
      <text:p text:style-name="P33"><text:span text:style-name="T1">$ php composer.phar update </text:span><text:span text:style-name="Source_20_Text"><text:span text:style-name="T2">#aktualizowanie porojektu do najnowszej wersji np. 2.7 do 2.8</text:span></text:span></text:p>
      <text:p text:style-name="P2"/>
      <text:p text:style-name="P2">lub</text:p>
      <text:p text:style-name="P10"/>
      <text:p text:style-name="P2"><text:span text:style-name="T11">$ php composer.phar update doctrine/doctrine-fixtures-bundle</text:span> </text:p>
      <text:p text:style-name="P2"/>
      <text:p text:style-name="P2"><text:span text:style-name="T16">Jeżeli wszystko działa, to teraz można znaleźć pliki pakietu </text:span><text:span text:style-name="Teletype"><text:span text:style-name="T17">DoctrineFixturesBundle </text:span></text:span><text:span text:style-name="T16">w katalogu</text:span></text:p>
      <text:p text:style-name="P2"><text:span text:style-name="Teletype"><text:span text:style-name="T19">vendor/doctrine/doctrine-fixtures-bundle</text:span></text:span><text:span text:style-name="T16">.</text:span> </text:p>
      <text:p text:style-name="P2"><text:span text:style-name="Teletype"><text:span text:style-name="T17">DoctrineFixturesBundle </text:span></text:span><text:span text:style-name="T16">instaluje bibliotekę </text:span><text:a xlink:type="simple" xlink:href="https://github.com/doctrine/data-fixtures"><text:span text:style-name="T18">Doctrine Data Fixtures</text:span></text:a><text:span text:style-name="T16">. Biblioteke ta można znaleźć w</text:span></text:p>
      <text:p text:style-name="P2"><text:span text:style-name="Teletype"><text:span text:style-name="T19">vendor/doctrine/data-fixtures</text:span></text:span><text:span text:style-name="T16">.</text:span> </text:p>
      <text:p text:style-name="P2"/>
      <text:p text:style-name="P4">5. Rejestracja bibliotek w projekcie. Dodajemy następujący wpis:</text:p>
      <text:p text:style-name="P4"/>
      <text:p text:style-name="P4">/blog-demo/app/AppKernel.php</text:p>
      <text:p text:style-name="P4"/>
      <text:p text:style-name="P7"><text:span text:style-name="T24"><text:s text:c="4"/></text:span><text:span text:style-name="T30">public function </text:span><text:span text:style-name="T24">registerBundles()</text:span></text:p>
      <text:p text:style-name="P14"><text:s text:c="4"/>{</text:p>
      <text:p text:style-name="P11"><text:span text:style-name="T24"><text:s text:c="8"/>$bundles = </text:span><text:span text:style-name="T30">array</text:span><text:span text:style-name="T24">(</text:span></text:p>
      <text:p text:style-name="P37">...</text:p>
      <text:p text:style-name="P38"><text:s text:c="12"/>new Doctrine\Bundle\DoctrineBundle\DoctrineBundle(),</text:p>
      <text:p text:style-name="P38"><text:s text:c="12"/><text:span text:style-name="T3">new Doctrine\Bundle\FixturesBundle\DoctrineFixturesBundle(),</text:span></text:p>
      <text:p text:style-name="P38"><text:s text:c="12"/>new Sensio\Bundle\FrameworkExtraBundle\SensioFrameworkExtraBundle(),</text:p>
      <text:p text:style-name="P36"><text:span text:style-name="T24"><text:s text:c="12"/>new AppBundle\AppBundle(),</text:span></text:p>
      <text:p text:style-name="P14"><text:soft-page-break/><text:s text:c="8"/>);</text:p>
      <text:p text:style-name="P11"/>
      <text:p text:style-name="P11"><text:span text:style-name="T24"><text:s text:c="8"/></text:span><text:span text:style-name="T30">return </text:span><text:span text:style-name="T24">$bundles;</text:span></text:p>
      <text:p text:style-name="P14"><text:s text:c="4"/>}</text:p>
      <text:p text:style-name="P14"/>
      <text:p text:style-name="P15">po wprowadzeniu komenty:</text:p>
      <text:p text:style-name="P15"/>
      <text:p text:style-name="P18">php app/console</text:p>
      <text:p text:style-name="P15"/>
      <text:p text:style-name="P15">Powinniśmy zobaczyć nowe polecenia symfony miedzy innymi:</text:p>
      <text:p text:style-name="P15"/>
      <text:p text:style-name="P18">doctrine:fixtures:load</text:p>
      <text:p text:style-name="P18"/>
      <text:p text:style-name="P18"/>
      <text:p text:style-name="P17">Tworzymy klasy do ładoania danych</text:p>
      <text:p text:style-name="P19"/>
      <text:p text:style-name="P19">1.</text:p>
      <text:p text:style-name="P19"/>
      <text:p text:style-name="P19">src/AppBundle/<text:span text:style-name="T3">DataFixtures/ORM/LoadFixtures.php</text:span></text:p>
      <text:p text:style-name="P41"/>
      <text:p text:style-name="P21"><text:span text:style-name="T21">nullable: false - </text:span><text:span text:style-name="T27">wartość domyślna, obowiązkowo musimy podać dane</text:span></text:p>
      <text:p text:style-name="P21"><text:span text:style-name="T21">nullable: true - </text:span><text:span text:style-name="T27">nie musimy wypełniać pola danymi</text:span></text:p>
      <text:p text:style-name="P15"/>
      <text:p text:style-name="P15">2. Załadowanie danych do tabel:</text:p>
      <text:p text:style-name="P15"/>
      <text:p text:style-name="P18">php app/console doctrine:fixtures:load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Tworzymy strony produktowe</text:p>
      <text:p text:style-name="P19"/>
      <text:p text:style-name="P19">1.</text:p>
      <text:p text:style-name="P18"/>
      <text:p text:style-name="P18">php app/console doctrine:generate:crud </text:p>
      <text:p text:style-name="P18">--entity=ApplicationShopBundle:Product </text:p>
      <text:p text:style-name="P18">--route-prefix=application_product </text:p>
      <text:p text:style-name="P18">--with-write </text:p>
      <text:p text:style-name="P18">--format=yml</text:p>
      <text:p text:style-name="P18"/>
      <text:p text:style-name="P19">2. Czyszczenie cache:</text:p>
      <text:p text:style-name="P19"/>
      <text:p text:style-name="P18">php app/console cache:clear --env=prod</text:p>
      <text:p text:style-name="P18">php app/console cache:clear –env=dev</text:p>
      <text:p text:style-name="P18"/>
      <text:list xml:id="list31690541" text:style-name="L1">
        <text:list-header>
          <text:p text:style-name="P35">3. Nowa strona dostępna jest pod adresem:</text:p>
        </text:list-header>
      </text:list>
      <text:p text:style-name="P19"/>
      <text:p text:style-name="P22"><text:a xlink:type="simple" xlink:href="http://jobeet2.localhost/app_dev.php/job">http://shop.localhost/app_dev.php/</text:a><text:span text:style-name="T8">product</text:span></text:p>
      <text:p text:style-name="P18"><text:a xlink:type="simple" xlink:href="http://shop.localhost/app.php/product"><text:span text:style-name="T9">http://shop.localhost/app.php/product</text:span></text:a></text:p>
      <text:p text:style-name="P19"/>
      <text:p text:style-name="P19"/>
      <text:p text:style-name="P20">Podsumowanie</text:p>
      <text:p text:style-name="P19"/>
      <text:p text:style-name="P18">php app/console doctrine:database:create</text:p>
      <text:p text:style-name="P18">php app/console doctrine:generate:entities ApplicationShopBundle</text:p>
      <text:p text:style-name="P18">php app/console doctrine:schema:update –force</text:p>
      <text:p text:style-name="P18">php app/console doctrine:fixtures:load</text:p>
      <text:p text:style-name="P18"/>
      <text:p text:style-name="P18">php app/console doctrine:generate:crud </text:p>
      <text:p text:style-name="P18">--entity=ApplicationShopBundle:Product </text:p>
      <text:p text:style-name="P18">--route-prefix=application_product </text:p>
      <text:p text:style-name="P18">--with-write </text:p>
      <text:p text:style-name="P18">--format=yml</text:p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Generowanie kontrolera CRUD</text:p>
      <text:p text:style-name="P19"/>
      <text:p text:style-name="P15">1. Dodanie nowych plików za pomocą polecenia:</text:p>
      <text:p text:style-name="P15"/>
      <text:p text:style-name="P18">php app/console doctrine:generate:crud </text:p>
      <text:p text:style-name="P18">--entity=ApplicationShopBundle:Product</text:p>
      <text:p text:style-name="P18">--route-prefix=application_product </text:p>
      <text:p text:style-name="P18">--with-write </text:p>
      <text:p text:style-name="P18">--format=yml</text:p>
      <text:p text:style-name="P19"/>
      <text:p text:style-name="P19">src/Application/ShopBundle/Controller/<text:span text:style-name="T3">ProductController.php</text:span></text:p>
      <text:p text:style-name="P19"/>
      <text:p text:style-name="P19">src/Application/ShopBundle/<text:span text:style-name="T3">Form/ProductType.php</text:span></text:p>
      <text:p text:style-name="P19"/>
      <text:p text:style-name="P19">src/Application/ShopBundle/Resources/config/routing.yml</text:p>
      <text:p text:style-name="P19">src/Application/ShopBundle/Resources/config/<text:span text:style-name="T3">routing/product.yml</text:span></text:p>
      <text:p text:style-name="P19"/>
      <text:p text:style-name="P19">src/Application/ShopBundle/Resources/views/<text:span text:style-name="T3">Product/edit.html.twig</text:span></text:p>
      <text:p text:style-name="P19">src/Application/ShopBundle/Resources/views/<text:span text:style-name="T3">Product/index.html.twig</text:span></text:p>
      <text:p text:style-name="P19">src/Application/ShopBundle/Resources/views/<text:span text:style-name="T3">Product/new.html.twig</text:span></text:p>
      <text:p text:style-name="P19">src/Application/ShopBundle/Resources/views/<text:span text:style-name="T3">Product/show.html.twig</text:span></text:p>
      <text:p text:style-name="P19"/>
      <text:p text:style-name="P19">src/Application/ShopBundle/Tests/Controller/<text:span text:style-name="T3">ProductControllerTest.php</text:span></text:p>
      <text:p text:style-name="P19"/>
      <text:p text:style-name="P19"/>
      <text:p text:style-name="P16">2. Dodanie przekierowania do ruting-u:</text:p>
      <text:p text:style-name="P16"/>
      <text:p text:style-name="P19">src/Application/ShopBundle/Resources/config/routing.yml</text:p>
      <text:p text:style-name="P19"/>
      <text:p text:style-name="P13">#application_shop_application_product:</text:p>
      <text:p text:style-name="P12"># <text:s text:c="3"/>resource: "@ApplicationShopBundle/Resources/config/routing/product.yml"</text:p>
      <text:p text:style-name="P12"># <text:s text:c="3"/>prefix: <text:s text:c="2"/>/application_product</text:p>
      <text:p text:style-name="P11"/>
      <text:p text:style-name="P12">application_shop_product:</text:p>
      <text:p text:style-name="P12"><text:s text:c="4"/>resource: "@ApplicationShopBundle/Resources/config/routing/product.yml"</text:p>
      <text:p text:style-name="P12"><text:s text:c="4"/>prefix: <text:s text:c="2"/>/product</text:p>
      <text:p text:style-name="P11"/>
      <text:p text:style-name="P11">application_shop_homepage:</text:p>
      <text:p text:style-name="P11"><text:s text:c="4"/>path: <text:s text:c="4"/>/hello/{name}</text:p>
      <text:p text:style-name="P11"><text:s text:c="4"/>defaults: { _controller: ApplicationShopBundle:Default:index }</text:p>
      <text:p text:style-name="P11"/>
      <text:p text:style-name="P22"><text:span text:style-name="T28">3. Dodajemy jeszcze metodę do kategorii i t</text:span><text:span text:style-name="T29">ransakcji</text:span><text:span text:style-name="T28">:</text:span></text:p>
      <text:p text:style-name="P15"/>
      <text:p text:style-name="P15">src/Application/ShopBundle/Entity/Category.php</text:p>
      <text:p text:style-name="P15"/>
      <text:p text:style-name="P12"><text:s text:c="4"/><text:span text:style-name="T20">public function </text:span>__toString()</text:p>
      <text:p text:style-name="P12"><text:s text:c="4"/>{</text:p>
      <text:p text:style-name="P12"><text:s text:c="8"/><text:span text:style-name="T20">return </text:span>$this-&gt;getTitle();</text:p>
      <text:p text:style-name="P12"><text:s text:c="4"/>}</text:p>
      <text:p text:style-name="P15"/>
      <text:p text:style-name="P15">src/Application/ShopBundle/Entity/Transaction.php</text:p>
      <text:p text:style-name="P15"/>
      <text:p text:style-name="P12"><text:s text:c="4"/><text:span text:style-name="T20">public function </text:span>__toString()</text:p>
      <text:p text:style-name="P12"><text:s text:c="4"/>{</text:p>
      <text:p text:style-name="P12"><text:s text:c="8"/><text:span text:style-name="T20">return </text:span>$this-&gt;getShippingAddress();</text:p>
      <text:p text:style-name="P12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H31M56S</meta:editing-duration>
    <meta:editing-cycles>108</meta:editing-cycles>
    <meta:generator>OpenOffice.org/3.3$Win32 OpenOffice.org_project/330m20$Build-9567</meta:generator>
    <dc:date>2015-12-07T14:15:52.67</dc:date>
    <dc:creator>szymon idczak</dc:creator>
    <meta:document-statistic meta:table-count="0" meta:image-count="0" meta:object-count="0" meta:page-count="7" meta:paragraph-count="230" meta:word-count="648" meta:character-count="7648"/>
    <meta:user-defined meta:name="Info 1"/>
    <meta:user-defined meta:name="Info 2"/>
    <meta:user-defined meta:name="Info 3"/>
    <meta:user-defined meta:name="Info 4"/>
  </office:meta>
</office:document-meta>
</file>